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3" style:family="paragraph" style:parent-style-name="Standard">
      <style:text-properties style:font-name="Times New Roman" fo:font-size="12pt" style:text-underline-style="none"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fo:font-style="normal" style:text-underline-style="none" style:font-size-asian="12pt" style:font-style-asian="normal" style:font-size-complex="12pt" style:font-style-complex="normal"/>
    </style:style>
    <style:style style:name="P6" style:family="paragraph" style:parent-style-name="Text_20_body">
      <style:text-properties style:font-name="Times New Roman" fo:font-size="12pt" style:font-size-asian="12pt" style:font-size-complex="12pt"/>
    </style:style>
    <style:style style:name="P7" style:family="paragraph" style:parent-style-name="Standard">
      <style:text-properties style:font-name="Times New Roman" fo:font-size="12pt" style:text-underline-style="none" style:font-size-asian="12pt" style:font-size-complex="12pt"/>
    </style:style>
    <style:style style:name="P8"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9" style:family="paragraph" style:parent-style-name="Standard">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style:text-underline-style="none" style:font-size-asian="12pt" style:font-size-complex="12pt"/>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style:text-underline-style="none"/>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style:font-name="Times New Roman" fo:font-size="12pt" style:text-underline-style="none" style:font-size-asian="12pt" style:font-size-complex="12pt"/>
    </style:style>
    <style:style style:name="T8" style:family="text">
      <style:text-properties style:font-name="Times New Roman" fo:font-size="12pt" style:text-underline-style="solid" style:text-underline-width="auto" style:text-underline-color="font-color"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style:text-underline-style="none"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efing Paper for Fluoridation Policy Revision in Health Policy Autumn Conference 2023</text:p>
      <text:p text:style-name="P2"/>
      <text:p text:style-name="P2">Reason for the revised policy statement</text:p>
      <text:p text:style-name="P3"/>
      <text:p text:style-name="P3">Canadian neuropsychologist Dr Christine Till, an award-winning prominent researcher into developmental neurotoxicity of fluoridated water, has called for policy makers to make use of <text:s/>new very robust data released in a “state of the science” final draft in May 2023 from the U.S. Government National Toxicology Program that shows the potential for “huge societal harm” because of the association between community-wide water fluoridation and reduced child intelligence, and political ambitions for large-scale coverage.</text:p>
      <text:p text:style-name="P3"/>
      <text:p text:style-name="P3">The National Toxicology Program is no longer expected to make a hazard recommendation.</text:p>
      <text:p text:style-name="P3"/>
      <text:p text:style-name="P3">Dr Till's plea was made in a webinar for a community in Canada in May 2023. The presentation discusses the epidemiological (health population statistical studies) research on fluoride developmental neurotoxicity, reviews some health outcomes of fluoride exposure: intelligence, ADHD, thyroid disruption; and some vulnerable populations. Explains why conclusions can be drawn on the current (released May 2023) final draft NTP report examining neurodevelopmental effects of fluoride and why it shows the potential for adverse health effects are of huge public health significance.</text:p>
      <text:p text:style-name="P3"/>
      <text:p text:style-name="P3"/>
      <text:p text:style-name="P3">Details from a webinar of Dr Till's arguments are outlined below, “Further Evidence of Harmful Effects of Water Fluoridation”.</text:p>
      <text:p text:style-name="P3"/>
      <text:p text:style-name="P3">Fluoride is expected to be added to drinking water across the UK after Britain's chief medical officers dismissed safety concerns in 2021. The Health and Care Act (2022) allows the government to impose water fluoridation after a consultation period. The consultation provisions (for England) are detailed in The Water Fluoridation (Consultation) (England) Regulations 2022. </text:p>
      <text:p text:style-name="P3"/>
      <text:p text:style-name="P3">Three British scientists (Vyvyan Howard, Spedding Micklem and Paul Connett) “slammed” the CMOs words as a “sleight of hand” in a letter to the then prime minister Boris Johnson (23 September 2021) according to U.S. environmental group Fluoride Action Network, which is one of a number of plaintiffs in a court battle to ban fluoridation in the United States.</text:p>
      <text:p text:style-name="P3"/>
      <text:p text:style-name="P3">Sources: Fluoride will be added to UK drinking water to cut tooth decay. Guardian, 23 September 2021.</text:p>
      <text:p text:style-name="P3"/>
      <text:p text:style-name="Standard"><text:span text:style-name="T7">The Water Fluoridation (Consultation) (England) Regulations 2022. </text:span><text:a xlink:type="simple" xlink:href="https://www.legislation.gov.uk/uksi/2022/1163/regulation/5/made" text:style-name="Internet_20_link" text:visited-style-name="Visited_20_Internet_20_Link"><text:span text:style-name="T8">https://www.legislation.gov.uk/uksi/2022/1163/regulation/5/made</text:span></text:a><text:span text:style-name="T7"> (Accessed 27 July 2023)</text:span></text:p>
      <text:p text:style-name="P12"/>
      <text:p text:style-name="Standard"><text:span text:style-name="T8">History of Water Fluoridation in Europe.</text:span></text:p>
      <text:p text:style-name="P2"/>
      <text:p text:style-name="P3">Water fluoridation, the practise of adding fluoride at source to the household water supply, began in parts of England and several other European countries before fluoridated toothpaste was introduced around 1970. The United States' played a leading role in its acceptance by the World Health Organization as an effective oral health intervention. Growing concerns led to a European Community debate and review by the European Commission Scientific Committee on Health and Environmental Risks (SCHER), published in 2011 which concluded that there was no safe threshold for dental fluorosis – the first sign of fluoride toxicity, and that young children in areas with more than 0.8 ppm water fluoride and using fluoride toothpaste were likely to exceed the upper tolerable limits that had then been set. By this time only the UK (England), Eire, and Spain practised <text:soft-page-break/>fluoridation in the EU; and this remains the case to date. </text:p>
      <text:p text:style-name="P3"/>
      <text:p text:style-name="P3">There are about 6 million people currently supplied with artificially fluoridated water I the UK (England only, May 2023), and plans to cover over 1.6 million more population. </text:p>
      <text:p text:style-name="P3"/>
      <text:p text:style-name="P3">Sources: European Commission. Critical review of any new evidence on the hazard profile, health effects, and human exposure to fluoride and the fluoridating agents of drinking water. Scientific Committee on Health and Environmental Risks (SCHER), 2011.</text:p>
      <text:p text:style-name="P3"/>
      <text:p text:style-name="P3">Peckham, S. and Awofeso, N. Water Fluoridation: A critical review of the physiological effects of ingested fluoride as a public health intervention. Scientific World Journal. 2014. Published online 26 February 2014 doi: 10.1155/2014/293019.</text:p>
      <text:p text:style-name="P3"/>
      <text:p text:style-name="P3">Is there fluoride in Yorkshire's water? Yorkshire Water website. <text:a xlink:type="simple" xlink:href="https://www.yorkshirewater.com/your-water/drinking-water-standards/fluoride-in-yorkshire-s-water/" text:style-name="Internet_20_link" text:visited-style-name="Visited_20_Internet_20_Link">https://www.yorkshirewater.com/your-water/drinking-water-standards/fluoride-in-yorkshire-s-water/</text:a></text:p>
      <text:p text:style-name="P3"/>
      <text:p text:style-name="P14"><text:span text:style-name="Strong_20_Emphasis">Answer to Q140</text:span>. Neil O’Brien, Parliamentary Under-Secretary of State for Health and Social Care. House of Commons Health and Social Care Committee Oral Evidence: NHS Dentistry, HC964. 25 April 2023</text:p>
      <text:p text:style-name="P2">Further Evidence of Harmful Effects of Water Fluoridation</text:p>
      <text:p text:style-name="P2"/>
      <text:p text:style-name="Standard"><text:span text:style-name="T8">The Neurotoxicity of Fluoride: A Wake Up Call.</text:span><text:span text:style-name="T9"> Webinar Presentation for Windsor-Essex on Watch (WOW) 18 May 2023, Christine Till PhD C.Psych; Faculty of Health, York University, Canada. (Filed on YouTube as 'Whats the Fuss about Fluoride') </text:span><text:a xlink:type="simple" xlink:href="https://www.youtube.com/watch?v=NOc4XYto8eo" text:style-name="Internet_20_link" text:visited-style-name="Visited_20_Internet_20_Link"><text:span text:style-name="T9">https://www.youtube.com/watch?v=NOc4XYto8eo</text:span></text:a></text:p>
      <text:p text:style-name="P4"/>
      <text:p text:style-name="P2">Summary of the webinar presentation</text:p>
      <text:p text:style-name="P2"/>
      <text:p text:style-name="P2">Health Outcome: Intelligence.<text:span text:style-name="T3"> The NTP conducted a massive systematic review to assess the scientific studies on fluoride exposure and its potential neurodevelopmental and cognitive health effects. It identified over 500 relevant human, animal, and laboratory studies of which some were used to inform the data, whilst 59 studies, which were on children's IQs, <text:s/>were selected as suitable for three seperate types of powerful statistical tools called meta-analyses. The five-step selection process very thoroughly rated each of the studies for quality. Furthermore, the report went through several stages of review and by two different science bodies.</text:span></text:p>
      <text:p text:style-name="P3"/>
      <text:p text:style-name="P2"><text:span text:style-name="T3">The studies included one of the first birth cohort studies (Green et al, </text:span><text:span text:style-name="T4">JAMA Peds, </text:span><text:span text:style-name="T1">2019), which was conducted by Dr Till's team. Cohort studies are at the highest level of quality without breaching ethical standards. Levels of fluoride in drinking water are reflected in average fluoride levels in pregnant mothers' urine (MUF) and the amniotic fluid surrounding the foetus, from which fluoride passes into the foetal brain. A 1mg/L increase in fluoride exposure was associated with a 3.5-5 point decrease in child IQ, an effect size comparable to that seen in lead toxicity.</text:span></text:p>
      <text:p text:style-name="P5"/>
      <text:p text:style-name="P2"><text:span text:style-name="T1">Another of Dr. Till's cohort studies approved by the NTP looked at fluoride exposure of bottle (formula)-fed infants in areas with fluoridated water compared with non-fluoridated, and when it was used (Till et al, Environ Int., 2020) <text:s/>Breast-fed babies have very low fluoride exposure in both sets of communities, because of the effect of lactation physiology, and infants in fluoridated communities given formula from day one show quite a large IQ difference from those exclusively breast-fed infants. The study concluded, “</text:span><text:span text:style-name="T5">In the absence of any dental benefit from fluoride consumption before teeth erupt, it is prudent to limit the use of fluoridated water for infants</text:span><text:span text:style-name="T1">.” </text:span></text:p>
      <text:p text:style-name="P2"><text:span text:style-name="T1"/></text:p>
      <text:p text:style-name="P2"><text:soft-page-break/><text:span text:style-name="T1">Dr Till turns to the question of “Is the scientific evidence sufficient to support a hazard classification? That is, can we call fluoride a presumed or suspected neurotoxin based on the data we have, at low levels used in drinking water? She points out that at these levels the urinary fluoride data for Canadians has a wide range, because of other sources of ingested fluoride, including mouthwash, toothpaste, some black teas, and farm produce contaminated with pesticide. Because of this the actual ingestion can be much higher than shown by water fluoride levels. This also partly addresses a criticism that most studies used are at higher levels of fluoride, of which the NTP scientists said: “we have no basis on which to state that our results are not relevant to some children”.</text:span></text:p>
      <text:p text:style-name="P2"><text:span text:style-name="T1"/></text:p>
      <text:p text:style-name="P2"><text:span text:style-name="T1">She concludes that:</text:span></text:p>
      <text:p text:style-name="P2"><text:span text:style-name="T1"/></text:p>
      <text:p text:style-name="P11"><text:span text:style-name="T1">“Given the state of the science, that is, the robust and consistent associations shown by the NTP report, the potential for adverse health effects of early-life exposure to fluoride are of huge public health significance. The population impact of these potential adverse effects is estimated to exceed those associate with other toxic elements like lead or arsenic, because of the millions of people exposed to fluoride.” </text:span></text:p>
      <text:p text:style-name="P2"><text:span text:style-name="T1"/></text:p>
      <text:p text:style-name="P2"><text:span text:style-name="T1">She says we can reduce the risk of neurotoxicity by considering fluoride intake from ALL sources.</text:span></text:p>
      <text:p text:style-name="P2"><text:span text:style-name="T1"/></text:p>
      <text:p text:style-name="P2"><text:span text:style-name="T1">Finally, she says: </text:span><text:span text:style-name="T2">“If we don't act, this can amount to enormous costs at the population level.”</text:span></text:p>
      <text:p text:style-name="P5"/>
      <text:p text:style-name="P9">Final Draft of NTP Report</text:p>
      <text:p text:style-name="P5"/>
      <text:p text:style-name="P5">DRAFT NTP Monograph on the State of the Science Concerning Fluoride Exposure and Neurodevelopmental and Cognitive Health Effects: A Systematic Review NTP Monograph 08 September 2022 </text:p>
      <text:p text:style-name="P5"/>
      <text:p text:style-name="P1"><text:a xlink:type="simple" xlink:href="https://ntp.niehs.nih.gov/sites/default/files/ntp/about_ntp/bsc/2023/fluoride/documents_provided_bsc_wg_031523.pdf" text:style-name="Internet_20_link" text:visited-style-name="Visited_20_Internet_20_Link"><text:span text:style-name="T10">https://ntp.niehs.nih.gov/sites/default/files/ntp/about_ntp/bsc/2023/fluoride/documents_provided_bsc_wg_031523.pdf</text:span></text:a></text:p>
      <text:p text:style-name="P5"/>
      <text:p text:style-name="P4"><text:span text:style-name="T1"><text:s/></text:span>Proponents Claim:</text:p>
      <text:p text:style-name="Text_20_body">“Fluoridation is safe”</text:p>
      <text:p text:style-name="Text_20_body">Professor Christine Till, a prominent researcher on the neurotoxic effect of fluoride exposure in early life, says the variation in ingestion of various other Fluoride containing products shows recent very high quality data from the US Government National Toxicology Program showing a link between Fluoride levels and IQ underestimates the effects on society from fluoridation at the levels used, and suggests this has a “potentially huge effect”on society, because of the numbers affected.</text:p>
      <text:p text:style-name="Text_20_body">“Fluoridation is effective”</text:p>
      <text:p text:style-name="Text_20_body">The Cochrane report suggested this claim was questionable because of the few quality results.</text:p>
      <text:p text:style-name="Text_20_body">“Fluoridation reduces inequalities”</text:p>
      <text:p text:style-name="P6">Again the Cochrane Group was unable to be confident in the quality of research results. There has been no authoritative review since.</text:p>
      <text:p text:style-name="P6">Source: <text:span text:style-name="Strong_20_Emphasis">Water fluoridation for the prevention of dental caries</text:span>. Iheozor‐Ejiofor Z, Worthington HV, Walsh T, O'Malley L, Clarkson JE, Macey R, Alam R, Tugwell P, Welch V, Glenny AM. Water fluoridation for the prevention of dental caries. Cochrane Database of Systematic Reviews 2015, Issue 6. Art. No.: CD010856. DOI: 10.1002/14651858.CD010856.pub2</text:p>
      <text:p text:style-name="Text_20_body"><text:soft-page-break/></text:p>
      <text:p text:style-name="P6"><text:span text:style-name="Strong_20_Emphasis">Motion to Strengthen Green Party Health Policy on Drinking Water Fluoridation to reflect further evidence of Neurotoxicity and Potentially Huge Societal Harm.</text:span></text:p>
      <text:p text:style-name="Text_20_body">E Motion</text:p>
      <text:p text:style-name="Text_20_body"><text:span text:style-name="Strong_20_Emphasis">Synopsis</text:span></text:p>
      <text:p text:style-name="Text_20_body">New very robust data is now available from the U.S. Government National Toxicology Program, from which leading researchers are warning of the potential for “huge societal harm” from the expansion of fluoridation. Ministers have planned to expand populations of domestic water supply containing added fluoride by more than 1.6 million [1].</text:p>
      <text:p text:style-name="Text_20_body"><text:span text:style-name="Strong_20_Emphasis">Motion</text:span></text:p>
      <text:p text:style-name="Text_20_body">Amend HE1103</text:p>
      <text:p text:style-name="Text_20_body">HE1103 Currently states:</text:p>
      <text:p text:style-name="Text_20_body">HE1103 The Green Party is opposed to the artificial mass fluoridation of drinking water which is being promoted by the Government. There is conflicting evidence on the benefits to dental health of this practice and major concerns on the cumulative negative wider health effects of total ingestion levels of fluoride. There are further concerns on the links with the chemical industry that supplies artificial fluoride and the compulsory nature of its addition to drinking water that denies consumer choice.</text:p>
      <text:p text:style-name="Text_20_body">After: “mass fluoridation of drinking water” add “supplies.”</text:p>
      <text:p text:style-name="Text_20_body">Delete all starting from “which is being promoted by the Government.” then add the following up to the end of “NTP Monograph 08. September 2022.” “:</text:p>
      <text:p text:style-name="Text_20_body">Water fluoridation has strong proponents within the UK, creating a potentially unresolvable tension between dental public health and the science of the harmful effects of ingested fluoride. This means that fluoridation advocates in Government are unlikely to acknowledge the threat that it brings to communities. [1] [2] [3]</text:p>
      <text:p text:style-name="Text_20_body">A remarkable consistency of results was obtained from meta-analyses conducted on 59 studies from which a very thorough review by scientists of the U.S. National Toxicology Program concluded that there is an “inverse association between fluoride exposure and childrens IQ”[2]</text:p>
      <text:p text:style-name="Text_20_body">The Green Party believes this is of sufficient concern at fluoride levels added to drinking water in the UK because there are other sources of ingested fluoride, and under current and proposed schemes, to promote the view that there is a potential for adverse effects of huge public health significance from artificial water fluoridation and that it is mass medication and should be ended. [2].</text:p>
      <text:p text:style-name="Text_20_body">Note: The “review” referred to is “The Draft Monograph on the State of Science Concerning Fluoride Exposure and Neurodevelopment and Cognitive Health Effects: A Systematic Review. NTP Monograph 08. September 2022.”</text:p>
      <text:p text:style-name="Text_20_body"><text:span text:style-name="Strong_20_Emphasis">References</text:span></text:p>
      <text:p text:style-name="Text_20_body"><text:span text:style-name="Strong_20_Emphasis"/></text:p>
      <text:p text:style-name="Text_20_body"><text:span text:style-name="Strong_20_Emphasis">[1]The fluoride wars rage on</text:span>. <text:span text:style-name="Emphasis">Nature,</text:span> 27 October 2021</text:p>
      <text:p text:style-name="Text_20_body"><text:span text:style-name="Strong_20_Emphasis">[2] Whats The Fuss About Fluoride?</text:span> - Webinar, Professor Christine Till PhD. </text:p>
      <text:p text:style-name="Text_20_body"><text:a xlink:type="simple" xlink:href="https://www.youtube.com/watch?v=NOc4XYto8eoj" text:style-name="Internet_20_link" text:visited-style-name="Visited_20_Internet_20_Link"><text:span text:style-name="Strong_20_Emphasis">https://www.youtube.com/watch?v=NOc4XYto8eoj</text:span></text:a></text:p>
      <text:p text:style-name="Text_20_body">[3] <text:span text:style-name="T6">Three British scientists slam CMOs statement on fluoridation of drinking water and have written to Boris Johnson. Fluoride Action Network. </text:span><text:a xlink:type="simple" xlink:href="https://fluoridealert.org/news/three-british-scientists-slam-cmos-statement-on-fluoridation-of-drinking-water-and-have-written-to-boris-johnson/" text:style-name="Internet_20_link" text:visited-style-name="Visited_20_Internet_20_Link">https://fluoridealert.org/news/three-british-scientists-slam-cmos-statement-on-fluoridation-of-drinking-water-and-have-written-to-boris-johnson/</text:a><text:span text:style-name="T6"> </text:span><text:soft-page-break/><text:span text:style-name="T6">(accessed 27 July 2023)</text:span></text:p>
      <text:p text:style-name="Text_20_body"><text:span text:style-name="Strong_20_Emphasis"/></text:p>
      <text:p text:style-name="Text_20_body"/>
      <text:p text:style-name="Text_20_body"/>
      <text:p text:style-name="Text_20_body"/>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Mitchell</meta:initial-creator>
    <meta:creation-date>2023-07-26T16:43:15.27</meta:creation-date>
    <dc:date>2023-07-27T23:41:14.05</dc:date>
    <dc:creator>Philip Mitchell</dc:creator>
    <meta:editing-duration>PT11H13M41S</meta:editing-duration>
    <meta:editing-cycles>13</meta:editing-cycles>
    <meta:generator>OpenOffice/4.1.7$Win32 OpenOffice.org_project/417m1$Build-9800</meta:generator>
    <meta:printed-by>Philip Mitchell</meta:printed-by>
    <meta:print-date>2023-07-27T12:11:49.82</meta:print-date>
    <meta:document-statistic meta:table-count="0" meta:image-count="0" meta:object-count="0" meta:page-count="5" meta:paragraph-count="58" meta:word-count="1850" meta:character-count="12561"/>
  </office:meta>
</office:document-meta>
</file>